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9.9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office:value-type="string">
            <text:p>_TEXT:kelpBoy1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3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office:value-type="string">
            <text:p>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(0-12)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_TEXT:postBeckett(0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_TEXT:final(0-2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5,0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PLANIM:5,0,1000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SETDIR:3&amp;_CUSTOM:EXITTHEBIRD2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1/04/2018</text:date>, <text:time>23:2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1-04T23:23:58.22</dc:date>
    <dc:creator>Seab Dinch</dc:creator>
    <meta:editing-duration>P6DT20H53M31S</meta:editing-duration>
    <meta:editing-cycles>401</meta:editing-cycles>
    <meta:generator>OpenOffice/4.1.2$Win32 OpenOffice.org_project/412m3$Build-9782</meta:generator>
    <meta:document-statistic meta:table-count="3" meta:cell-count="1000" meta:object-count="0"/>
  </office:meta>
</office:document-meta>
</file>